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d8d7e"/>
    </style:style>
    <style:style style:name="P2" style:family="paragraph" style:parent-style-name="Standard">
      <style:text-properties fo:font-weight="bold" officeooo:paragraph-rsid="001d8d7e" style:font-weight-asian="bold" style:font-weight-complex="bold"/>
    </style:style>
    <style:style style:name="P3" style:family="paragraph" style:parent-style-name="Standard">
      <style:text-properties fo:font-weight="bold" officeooo:rsid="001d8d7e" officeooo:paragraph-rsid="001d8d7e" style:font-weight-asian="bold" style:font-weight-complex="bold"/>
    </style:style>
    <style:style style:name="T1" style:family="text">
      <style:text-properties officeooo:rsid="001d8d7e"/>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acters:</text:p>
      <text:p text:style-name="P1">unemployed punks klingt schön dystopisch nice. hab da so mad-max-bilder im kopf so von den figuren her. allerdings ist die charaktergesamtzusammensetzung insgesamt doch etwas ökonomistisch, lasst euch noch was fanciges einfallen, cyborg-sklaven oder so.</text:p>
      <text:p text:style-name="Standard"/>
      <text:p text:style-name="P2">story:</text:p>
      <text:p text:style-name="P1">nices sozialkritisches konzept. das mit der "notwendigkeit zur kriminalität" find ich geil. eventuell länger als nur ein tag in corporate life / ausbildung? für eine dystopie sollte auch das elend deutlich werden: junkies in den straßen, überall dreck, alles hyperindustrialisiert usw.</text:p>
      <text:p text:style-name="Standard"/>
      <text:p text:style-name="P2">interface:</text:p>
      <text:p text:style-name="P1">browser-konzept ist sehr interessant!</text:p>
      <text:p text:style-name="Standard"/>
      <text:p text:style-name="P2">Gameplay:</text:p>
      <text:p text:style-name="P1">schön ausgeklügelt. eventuell drogenproduktion um das ganze noch weng dystopisch-abgefuckter zu machen? :) und demonstrations müssen in straßenschlachten münden :D penthouses und squats - nice... finds geil dass activism mit eingebaut ist. und nazis find ich hier auch gut, weil das zur dystopischen atmosphäre passt. und wollt ihr wirklich keine instant-respawn-möglichkeit? kein respawn macht das spiel auf der anderen seite aber vielleicht interessanter</text:p>
      <text:p text:style-name="Standard"/>
      <text:p text:style-name="P1"><text:span text:style-name="T2">ingame economy, research, politics und game world</text:span> </text:p>
      <text:p text:style-name="P1"><text:span text:style-name="T1">sind</text:span> schön ausgeklügelt. algen, pilze und slums sind stabil. richtig witzig find ich ja dass es punk bands geben soll :D</text:p>
      <text:p text:style-name="Standard"/>
      <text:p text:style-name="P3">sonstiges</text:p>
      <text:p text:style-name="Standard">- eventuell noch prekarisierte sexarbeiter reinbringen.</text:p>
      <text:p text:style-name="Standard">- einige typische mmorpg-aspekte fehln hier völlig aber vielleicht ist auch gerade das interessant: - - - jagen, hack&amp;slay, sammeln</text:p>
      <text:p text:style-name="Standard">- Wären Levels wichtig?</text:p>
      <text:p text:style-name="Standard">- <text:span text:style-name="T1">diese wirklich nice game-idee ist ja doch deutlich links bis linksradikal angehaucht. wenn das spiel nun open source gestaltet werden wird, müsst ihr euch darüber im klaren sein, dass nur die wenigsten programmierer auch wirklich links sind und bock haben so ein links-zentriertes spiel zu programmieren – die meisten programmierer können sich damit einfach nicht so identifizieren. Deshalb wäre es vielleicht aus pragmatischen gründen, um auch wirklich ausreichend programmierer zu finden, sinnvoll den fokus eher auf dystopie oder cyberpunk zu legen und die sozialkritik ein wenig zu entschärfen. „Flyer verteilen“ und „theorie produzieren“, wie es in eurem konzept steht, passt z.B. glaub ich weniger in so ein Spiel.</text:span></text:p>
      <text:p text:style-name="Standard">- <text:span text:style-name="T1">ansonsten richtig g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00:12:15.929000000</meta:creation-date>
    <dc:date>2018-06-27T00:18:37.600000000</dc:date>
    <meta:editing-duration>PT6M22S</meta:editing-duration>
    <meta:editing-cycles>1</meta:editing-cycles>
    <meta:document-statistic meta:table-count="0" meta:image-count="0" meta:object-count="0" meta:page-count="1" meta:paragraph-count="16" meta:word-count="317" meta:character-count="2202" meta:non-whitespace-character-count="1899"/>
    <meta:generator>LibreOffice/6.0.5.1$Windows_X86_64 LibreOffice_project/0588a1cb9a40c4a6a029e1d442a2b9767d612751</meta:generator>
  </office:meta>
</office:document-meta>
</file>